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0000000204B249CA79A42C6D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color="#232629" draw:fill="solid" draw:fill-color="#c9ce3b" draw:textarea-horizontal-align="center" draw:textarea-vertical-align="middle" draw:shadow="hidden"/>
    </style:style>
    <style:style style:name="gr2" style:family="graphic" style:parent-style-name="objectwithoutfill">
      <style:graphic-properties draw:marker-end="Arrow" draw:marker-end-width="0.3cm" draw:fill="none" draw:textarea-horizontal-align="center" draw:textarea-vertical-align="middle"/>
    </style:style>
    <style:style style:name="gr3" style:family="graphic" style:parent-style-name="standard">
      <style:graphic-properties draw:stroke="none" svg:stroke-color="#000000" draw:fill="none" draw:fill-color="#ffffff" fo:min-height="0.85cm"/>
    </style:style>
    <style:style style:name="gr4" style:family="graphic" style:parent-style-name="standard">
      <style:graphic-properties draw:stroke="none" svg:stroke-color="#000000" draw:fill="none" draw:fill-color="#ffffff" fo:min-height="1.05cm"/>
    </style:style>
    <style:style style:name="gr5" style:family="graphic" style:parent-style-name="standard">
      <style:graphic-properties draw:fill-color="#000000" draw:textarea-horizontal-align="justify" draw:textarea-vertical-align="middle" draw:auto-grow-height="false" fo:min-height="0.35cm" fo:min-width="0.1cm"/>
    </style:style>
    <style:style style:name="gr6" style:family="graphic" style:parent-style-name="objectwithoutfill">
      <style:graphic-properties draw:fill="solid" draw:fill-color="#9eb43c" draw:textarea-horizontal-align="center" draw:textarea-vertical-align="middle"/>
    </style:style>
    <style:style style:name="gr7" style:family="graphic" style:parent-style-name="standard">
      <style:graphic-properties draw:stroke="none" svg:stroke-color="#000000" draw:fill="none" draw:fill-color="#ffffff" fo:min-height="1.407cm"/>
    </style:style>
    <style:style style:name="gr8" style:family="graphic" style:parent-style-name="standard">
      <style:graphic-properties draw:stroke="none" svg:stroke-color="#000000" draw:fill="none" draw:fill-color="#ffffff" fo:min-height="1.15cm"/>
    </style:style>
    <style:style style:name="P1" style:family="paragraph">
      <loext:graphic-properties draw:fill="solid" draw:fill-color="#c9ce3b"/>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color="#000000"/>
      <style:paragraph-properties fo:text-align="center"/>
    </style:style>
    <style:style style:name="P5" style:family="paragraph">
      <loext:graphic-properties draw:fill="solid" draw:fill-color="#9eb43c"/>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14.906cm" svg:height="13.561cm" draw:transform="skewX (-3.68533327967873E-017) rotate (-2.89899188756258) translate (22.0305548665639cm 16.4282245703686cm)" svg:viewBox="0 0 14907 13562" svg:d="M8727 13209c258 2 516 40 762 113s506 122 761 112c261-11 524-8 780-62 291-61 606-105 839-302 234-197 450-420 647-656 185-220 327-477 484-719 157-243 212-542 393-769 182-228 367-456 509-715 132-243 134-198 294-426 174-247-48 194 314-437 82-292 257-1582 359-1869 98-274-26-269-4-546 22-267 28-537 22-809-6-278-83-520-80-809 4-284-105-546-98-840 11-391-376-460-451-749-90-345-415-466-542-796-121-317-374-576-643-796-209-171-415-348-643-491-234-145-468-291-709-429-287-166-603-235-900-376-324-153-661-275-991-423-232-105-495-124-744-184-239-59-485-101-720-179-363-118-729 40-1091-15-314-48-654-72-935 75-303 156-652 218-906 464-239 231-495 447-729 683-243 248-457 524-658 807-171 240-403 444-532 709-133 272-346 470-443 757-93 276-192 559-351 804-182 278-297 577-532 811-215 212-360 504-622 661-282 169-584 347-718 638-147 320-487 320-574 673-64 257-117 518-215 761-121 303-37 624 56 906 101 306 179 621 308 917 124 282 183 587 321 869 143 294 236 619 446 874 182 222 451 251 696 377 286 147 627 151 936 231 280 73 560 140 834 233 276 93 542 207 816 302 252 87 450 286 691 401 258 123 472 287 757 340 268 50 527 143 792 196 285 57 574 34 864 11 316-25 622 26 917-105l263-37 252-192 66-60z">
          <text:p/>
        </draw:path>
        <draw:line draw:style-name="gr2" draw:text-style-name="P2" draw:layer="layout" svg:x1="8.1cm" svg:y1="11.8cm" svg:x2="5.8cm" svg:y2="11.8cm">
          <text:p/>
        </draw:line>
        <draw:frame draw:style-name="gr3" draw:text-style-name="P3" draw:layer="layout" svg:width="2.6cm" svg:height="1.1cm" svg:x="7.9cm" svg:y="11.4cm">
          <draw:text-box>
            <text:p>forrest</text:p>
          </draw:text-box>
        </draw:frame>
        <draw:frame draw:style-name="gr4" draw:text-style-name="P3" draw:layer="layout" svg:width="3cm" svg:height="1.3cm" svg:x="10.6cm" svg:y="15cm">
          <draw:text-box>
            <text:p>i_stick</text:p>
          </draw:text-box>
        </draw:frame>
        <draw:custom-shape draw:style-name="gr5" draw:text-style-name="P4" draw:layer="layout" svg:width="1.2cm" svg:height="1.2cm" svg:x="9.1cm" svg:y="15cm">
          <text:p/>
          <draw:enhanced-geometry svg:viewBox="0 0 21600 21600" draw:glue-points="10800 0 0 10800 10800 21600 21600 10800" draw:text-areas="5400 5400 16200 16200" draw:type="diamond" draw:enhanced-path="M 10800 0 L 21600 10800 10800 21600 0 10800 10800 0 Z N"/>
        </draw:custom-shape>
        <draw:path draw:style-name="gr6" draw:text-style-name="P5" draw:layer="layout" svg:width="2.421cm" svg:height="2.277cm" draw:transform="rotate (2.35619449019234) translate (8.72772283617438cm 11.6479118834191cm)" svg:viewBox="0 0 2422 2278" svg:d="M1154 2247c315 105 610-75 874-209 237-121 500-379 350-699-118-251-491-244-577-473-97-256 0-593-245-769-322-231-584-1-787 192-198 188-258 455-419 665-127 165-559 270-228 577 188 175 297 423 489 594l228 123 297-18z">
          <text:p/>
        </draw:path>
        <draw:path draw:style-name="gr6" draw:text-style-name="P5" draw:layer="layout" svg:width="2.99cm" svg:height="3.189cm" draw:transform="rotate (2.35619449019234) translate (16.5394086584082cm 14.4506778583443cm)" svg:viewBox="0 0 2991 3190" svg:d="M2256 2483c315 104 78-311 341-445 237-121 501-379 350-699-118-251-490-244-577-473-96-256 1-593-244-769-322-231-584-1-787 192-198 188-259 455-420 665-126 165-1186 20-855 327 188 175 302 889 495 1060l850-93 422 942z">
          <text:p/>
        </draw:path>
        <draw:line draw:style-name="gr2" draw:text-style-name="P2" draw:layer="layout" svg:x1="17.4cm" svg:y1="8.1cm" svg:x2="19.1cm" svg:y2="6.9cm">
          <text:p/>
        </draw:line>
        <draw:frame draw:style-name="gr7" draw:text-style-name="P3" draw:layer="layout" svg:width="3.3cm" svg:height="1.657cm" svg:x="15cm" svg:y="7.9cm">
          <draw:text-box>
            <text:p>Passage</text:p>
          </draw:text-box>
        </draw:frame>
        <draw:line draw:style-name="gr2" draw:text-style-name="P2" draw:layer="layout" svg:x1="16cm" svg:y1="14.4cm" svg:x2="18cm" svg:y2="14.7cm">
          <text:p/>
        </draw:line>
        <draw:frame draw:style-name="gr8" draw:text-style-name="P3" draw:layer="layout" svg:width="2.4cm" svg:height="1.4cm" svg:x="14.3cm" svg:y="13.9cm">
          <draw:text-box>
            <text:p>Cave</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18pt" style:language-asian="zxx" style:country-asian="none" style:font-style-asian="normal" style:font-weight-asian="normal" style:font-name-complex="Tahoma"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18.87</meta:creation-date>
    <meta:editing-duration>PT19M47S</meta:editing-duration>
    <meta:editing-cycles>4</meta:editing-cycles>
    <meta:generator>LibreOffice/5.3.5.2$Linux_X86_64 LibreOffice_project/30m0$Build-2</meta:generator>
    <dc:date>2019-06-04T16:45:19.144043916</dc:date>
    <meta:document-statistic meta:object-count="11"/>
  </office:meta>
</office:document-meta>
</file>